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config="urn:oasis:names:tc:opendocument:xmlns:config:1.0" xmlns:ooo="http://openoffice.org/2004/office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config="urn:oasis:names:tc:opendocument:xmlns:config:1.0" xmlns:ooo="http://openoffice.org/2004/office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>
    <style:style style:name="Theme_default_9" style:family="table-cell" style:display-name="Theme_default_9">
      <style:table-cell-properties fo:padding="2pt"/>
      <style:text-properties fo:font-family="Liberation Sans" fo:font-size="10pt" fo:color="#333333"/>
    </style:style>
    <style:style style:name="Theme_header_primary_15" style:family="table-cell" style:display-name="Theme_header_primary_15">
      <style:table-cell-properties fo:background-color="#4472C4" fo:padding="2pt"/>
      <style:text-properties fo:font-family="Liberation Sans" fo:font-size="10pt" fo:color="#FFFFFF"/>
    </style:style>
    <style:style style:name="Col_19" style:family="table-column" style:display-name="Col_19">
      <style:table-column-properties style:column-width="80pt"/>
    </style:style>
    <style:style style:name="Col_20" style:family="table-column" style:display-name="Col_20">
      <style:table-column-properties style:column-width="150pt"/>
    </style:style>
    <style:style style:name="Col_21" style:family="table-column" style:display-name="Col_21">
      <style:table-column-properties style:column-width="80pt"/>
    </style:style>
    <style:style style:name="Col_22" style:family="table-column" style:display-name="Col_22">
      <style:table-column-properties style:column-width="80pt"/>
    </style:style>
    <style:style style:name="Col_23" style:family="table-column" style:display-name="Col_23">
      <style:table-column-properties style:column-width="100pt"/>
    </style:style>
    <style:style style:name="Col_24" style:family="table-column" style:display-name="Col_24">
      <style:table-column-properties style:column-width="100pt"/>
    </style:style>
    <style:style style:name="Col_25" style:family="table-column" style:display-name="Col_25">
      <style:table-column-properties style:column-width="90pt"/>
    </style:style>
    <style:style style:name="Col_26" style:family="table-column" style:display-name="Col_26">
      <style:table-column-properties style:column-width="90pt"/>
    </style:style>
    <style:style style:name="Col_27" style:family="table-column" style:display-name="Col_27">
      <style:table-column-properties style:column-width="90pt"/>
    </style:style>
    <style:style style:name="Col_28" style:family="table-column" style:display-name="Col_28">
      <style:table-column-properties style:column-width="90pt"/>
    </style:style>
    <style:style style:name="Col_29" style:family="table-column" style:display-name="Col_29">
      <style:table-column-properties style:column-width="100pt"/>
    </style:style>
    <style:style style:name="Col_30" style:family="table-column" style:display-name="Col_30">
      <style:table-column-properties style:column-width="150pt"/>
    </style:style>
    <style:style style:name="Col_31" style:family="table-column" style:display-name="Col_31">
      <style:table-column-properties style:column-width="120pt"/>
    </style:style>
    <style:style style:name="Col_32" style:family="table-column" style:display-name="Col_32">
      <style:table-column-properties style:column-width="100pt"/>
    </style:style>
    <style:style style:name="Col_33" style:family="table-column" style:display-name="Col_33">
      <style:table-column-properties style:column-width="100pt"/>
    </style:style>
    <style:style style:name="Col_34" style:family="table-column" style:display-name="Col_34">
      <style:table-column-properties style:column-width="100pt"/>
    </style:style>
    <style:style style:name="Col_35" style:family="table-column" style:display-name="Col_35">
      <style:table-column-properties style:column-width="100pt"/>
    </style:style>
    <style:style style:name="Col_36" style:family="table-column" style:display-name="Col_36">
      <style:table-column-properties style:column-width="100pt"/>
    </style:style>
    <style:style style:name="Col_37" style:family="table-column" style:display-name="Col_37">
      <style:table-column-properties style:column-width="100pt"/>
    </style:style>
    <style:style style:name="Col_38" style:family="table-column" style:display-name="Col_38">
      <style:table-column-properties style:column-width="100pt"/>
    </style:style>
    <style:style style:name="Col_39" style:family="table-column" style:display-name="Col_39">
      <style:table-column-properties style:column-width="100pt"/>
    </style:style>
  </office:automatic-styles>
  <office:body>
    <office:spreadsheet>
      <table:table table:name="Schedule">
        <table:table-column table:style-name="Col_19"/>
        <table:table-column table:style-name="Col_20"/>
        <table:table-column table:style-name="Col_21"/>
        <table:table-column table:style-name="Col_22"/>
        <table:table-column table:style-name="Col_23"/>
        <table:table-column table:style-name="Col_24"/>
        <table:table-column table:style-name="Col_25"/>
        <table:table-column table:style-name="Col_26"/>
        <table:table-column table:style-name="Col_27"/>
        <table:table-column table:style-name="Col_28"/>
        <table:table-column table:style-name="Col_29"/>
        <table:table-row>
          <table:table-cell table:style-name="Theme_header_primary_15" office:value-type="string">
            <text:p>WO #</text:p>
          </table:table-cell>
          <table:table-cell table:style-name="Theme_header_primary_15" office:value-type="string">
            <text:p>Product</text:p>
          </table:table-cell>
          <table:table-cell table:style-name="Theme_header_primary_15" office:value-type="string">
            <text:p>Quantity</text:p>
          </table:table-cell>
          <table:table-cell table:style-name="Theme_header_primary_15" office:value-type="string">
            <text:p>Priority</text:p>
          </table:table-cell>
          <table:table-cell table:style-name="Theme_header_primary_15" office:value-type="string">
            <text:p>Machine</text:p>
          </table:table-cell>
          <table:table-cell table:style-name="Theme_header_primary_15" office:value-type="string">
            <text:p>Status</text:p>
          </table:table-cell>
          <table:table-cell table:style-name="Theme_header_primary_15" office:value-type="string">
            <text:p>Week 1</text:p>
          </table:table-cell>
          <table:table-cell table:style-name="Theme_header_primary_15" office:value-type="string">
            <text:p>Week 2</text:p>
          </table:table-cell>
          <table:table-cell table:style-name="Theme_header_primary_15" office:value-type="string">
            <text:p>Week 3</text:p>
          </table:table-cell>
          <table:table-cell table:style-name="Theme_header_primary_15" office:value-type="string">
            <text:p>Week 4</text:p>
          </table:table-cell>
          <table:table-cell table:style-name="Theme_header_primary_15" office:value-type="string">
            <text:p>Total Hours</text:p>
          </table:table-cell>
        </table:table-row>
        <table:table-row>
          <table:table-cell table:style-name="Theme_default_9" office:value-type="string">
            <text:p>WO-001</text:p>
          </table:table-cell>
          <table:table-cell table:style-name="Theme_default_9" office:value-type="string">
            <text:p>Widget A</text:p>
          </table:table-cell>
          <table:table-cell table:style-name="Theme_default_9" office:value-type="float" office:value="500">
            <text:p>500</text:p>
          </table:table-cell>
          <table:table-cell table:style-name="Theme_default_9" office:value-type="string">
            <text:p>High</text:p>
          </table:table-cell>
          <table:table-cell table:style-name="Theme_default_9" office:value-type="string">
            <text:p>Machine 1</text:p>
          </table:table-cell>
          <table:table-cell table:style-name="Theme_default_9" office:value-type="string">
            <text:p>Scheduled</text:p>
          </table:table-cell>
          <table:table-cell table:style-name="Theme_default_9" office:value-type="float" office:value="0">
            <text:p>0</text:p>
          </table:table-cell>
          <table:table-cell table:style-name="Theme_default_9" office:value-type="float" office:value="0">
            <text:p>0</text:p>
          </table:table-cell>
          <table:table-cell table:style-name="Theme_default_9" office:value-type="float" office:value="0">
            <text:p>0</text:p>
          </table:table-cell>
          <table:table-cell table:style-name="Theme_default_9" office:value-type="float" office:value="0">
            <text:p>0</text:p>
          </table:table-cell>
          <table:table-cell table:style-name="Theme_default_9" office:value-type="string">
            <text:p>=SUM(G2:J2)</text:p>
          </table:table-cell>
        </table:table-row>
        <table:table-row>
          <table:table-cell table:style-name="Theme_default_9" office:value-type="string">
            <text:p>WO-002</text:p>
          </table:table-cell>
          <table:table-cell table:style-name="Theme_default_9" office:value-type="string">
            <text:p>Widget B</text:p>
          </table:table-cell>
          <table:table-cell table:style-name="Theme_default_9" office:value-type="float" office:value="300">
            <text:p>300</text:p>
          </table:table-cell>
          <table:table-cell table:style-name="Theme_default_9" office:value-type="string">
            <text:p>Medium</text:p>
          </table:table-cell>
          <table:table-cell table:style-name="Theme_default_9" office:value-type="string">
            <text:p>Machine 2</text:p>
          </table:table-cell>
          <table:table-cell table:style-name="Theme_default_9" office:value-type="string">
            <text:p>In Progress</text:p>
          </table:table-cell>
          <table:table-cell table:style-name="Theme_default_9" office:value-type="float" office:value="0">
            <text:p>0</text:p>
          </table:table-cell>
          <table:table-cell table:style-name="Theme_default_9" office:value-type="float" office:value="0">
            <text:p>0</text:p>
          </table:table-cell>
          <table:table-cell table:style-name="Theme_default_9" office:value-type="float" office:value="0">
            <text:p>0</text:p>
          </table:table-cell>
          <table:table-cell table:style-name="Theme_default_9" office:value-type="float" office:value="0">
            <text:p>0</text:p>
          </table:table-cell>
          <table:table-cell table:style-name="Theme_default_9" office:value-type="string">
            <text:p>=SUM(G3:J3)</text:p>
          </table:table-cell>
        </table:table-row>
        <table:table-row>
          <table:table-cell table:style-name="Theme_default_9" office:value-type="string">
            <text:p>WO-003</text:p>
          </table:table-cell>
          <table:table-cell table:style-name="Theme_default_9" office:value-type="string">
            <text:p>Widget C</text:p>
          </table:table-cell>
          <table:table-cell table:style-name="Theme_default_9" office:value-type="float" office:value="750">
            <text:p>750</text:p>
          </table:table-cell>
          <table:table-cell table:style-name="Theme_default_9" office:value-type="string">
            <text:p>High</text:p>
          </table:table-cell>
          <table:table-cell table:style-name="Theme_default_9" office:value-type="string">
            <text:p>Machine 1</text:p>
          </table:table-cell>
          <table:table-cell table:style-name="Theme_default_9" office:value-type="string">
            <text:p>Scheduled</text:p>
          </table:table-cell>
          <table:table-cell table:style-name="Theme_default_9" office:value-type="float" office:value="0">
            <text:p>0</text:p>
          </table:table-cell>
          <table:table-cell table:style-name="Theme_default_9" office:value-type="float" office:value="0">
            <text:p>0</text:p>
          </table:table-cell>
          <table:table-cell table:style-name="Theme_default_9" office:value-type="float" office:value="0">
            <text:p>0</text:p>
          </table:table-cell>
          <table:table-cell table:style-name="Theme_default_9" office:value-type="float" office:value="0">
            <text:p>0</text:p>
          </table:table-cell>
          <table:table-cell table:style-name="Theme_default_9" office:value-type="string">
            <text:p>=SUM(G4:J4)</text:p>
          </table:table-cell>
        </table:table-row>
        <table:table-row>
          <table:table-cell table:style-name="Theme_default_9" office:value-type="string">
            <text:p>WO-004</text:p>
          </table:table-cell>
          <table:table-cell table:style-name="Theme_default_9" office:value-type="string">
            <text:p>Widget D</text:p>
          </table:table-cell>
          <table:table-cell table:style-name="Theme_default_9" office:value-type="float" office:value="200">
            <text:p>200</text:p>
          </table:table-cell>
          <table:table-cell table:style-name="Theme_default_9" office:value-type="string">
            <text:p>Low</text:p>
          </table:table-cell>
          <table:table-cell table:style-name="Theme_default_9" office:value-type="string">
            <text:p>Machine 3</text:p>
          </table:table-cell>
          <table:table-cell table:style-name="Theme_default_9" office:value-type="string">
            <text:p>Scheduled</text:p>
          </table:table-cell>
          <table:table-cell table:style-name="Theme_default_9" office:value-type="float" office:value="0">
            <text:p>0</text:p>
          </table:table-cell>
          <table:table-cell table:style-name="Theme_default_9" office:value-type="float" office:value="0">
            <text:p>0</text:p>
          </table:table-cell>
          <table:table-cell table:style-name="Theme_default_9" office:value-type="float" office:value="0">
            <text:p>0</text:p>
          </table:table-cell>
          <table:table-cell table:style-name="Theme_default_9" office:value-type="float" office:value="0">
            <text:p>0</text:p>
          </table:table-cell>
          <table:table-cell table:style-name="Theme_default_9" office:value-type="string">
            <text:p>=SUM(G5:J5)</text:p>
          </table:table-cell>
        </table:table-row>
        <table:table-row>
          <table:table-cell table:style-name="Theme_default_9" office:value-type="string">
            <text:p>WO-005</text:p>
          </table:table-cell>
          <table:table-cell table:style-name="Theme_default_9" office:value-type="string">
            <text:p>Widget A</text:p>
          </table:table-cell>
          <table:table-cell table:style-name="Theme_default_9" office:value-type="float" office:value="400">
            <text:p>400</text:p>
          </table:table-cell>
          <table:table-cell table:style-name="Theme_default_9" office:value-type="string">
            <text:p>Medium</text:p>
          </table:table-cell>
          <table:table-cell table:style-name="Theme_default_9" office:value-type="string">
            <text:p>Machine 2</text:p>
          </table:table-cell>
          <table:table-cell table:style-name="Theme_default_9" office:value-type="string">
            <text:p>Completed</text:p>
          </table:table-cell>
          <table:table-cell table:style-name="Theme_default_9" office:value-type="float" office:value="0">
            <text:p>0</text:p>
          </table:table-cell>
          <table:table-cell table:style-name="Theme_default_9" office:value-type="float" office:value="0">
            <text:p>0</text:p>
          </table:table-cell>
          <table:table-cell table:style-name="Theme_default_9" office:value-type="float" office:value="0">
            <text:p>0</text:p>
          </table:table-cell>
          <table:table-cell table:style-name="Theme_default_9" office:value-type="float" office:value="0">
            <text:p>0</text:p>
          </table:table-cell>
          <table:table-cell table:style-name="Theme_default_9" office:value-type="string">
            <text:p>=SUM(G6:J6)</text:p>
          </table:table-cell>
        </table:table-row>
      </table:table>
      <table:table table:name="Capacity Analysis">
        <table:table-column table:style-name="Col_30"/>
        <table:table-column table:style-name="Col_31"/>
        <table:table-column table:style-name="Col_32"/>
        <table:table-column table:style-name="Col_33"/>
        <table:table-column table:style-name="Col_34"/>
        <table:table-column table:style-name="Col_35"/>
        <table:table-column table:style-name="Col_36"/>
        <table:table-column table:style-name="Col_37"/>
        <table:table-column table:style-name="Col_38"/>
        <table:table-column table:style-name="Col_39"/>
        <table:table-row>
          <table:table-cell table:style-name="Theme_header_primary_15" office:value-type="string">
            <text:p>Resource</text:p>
          </table:table-cell>
          <table:table-cell table:style-name="Theme_header_primary_15" office:value-type="string">
            <text:p>Max Capacity (hrs)</text:p>
          </table:table-cell>
          <table:table-cell table:style-name="Theme_header_primary_15" office:value-type="string">
            <text:p>Week 1 Allocated</text:p>
          </table:table-cell>
          <table:table-cell table:style-name="Theme_header_primary_15" office:value-type="string">
            <text:p>Week 1 Util %</text:p>
          </table:table-cell>
          <table:table-cell table:style-name="Theme_header_primary_15" office:value-type="string">
            <text:p>Week 2 Allocated</text:p>
          </table:table-cell>
          <table:table-cell table:style-name="Theme_header_primary_15" office:value-type="string">
            <text:p>Week 2 Util %</text:p>
          </table:table-cell>
          <table:table-cell table:style-name="Theme_header_primary_15" office:value-type="string">
            <text:p>Week 3 Allocated</text:p>
          </table:table-cell>
          <table:table-cell table:style-name="Theme_header_primary_15" office:value-type="string">
            <text:p>Week 3 Util %</text:p>
          </table:table-cell>
          <table:table-cell table:style-name="Theme_header_primary_15" office:value-type="string">
            <text:p>Week 4 Allocated</text:p>
          </table:table-cell>
          <table:table-cell table:style-name="Theme_header_primary_15" office:value-type="string">
            <text:p>Week 4 Util %</text:p>
          </table:table-cell>
        </table:table-row>
        <table:table-row>
          <table:table-cell table:style-name="Theme_default_9" office:value-type="string">
            <text:p>Machine 1</text:p>
          </table:table-cell>
          <table:table-cell table:style-name="Theme_default_9" office:value-type="float" office:value="160">
            <text:p>160</text:p>
          </table:table-cell>
          <table:table-cell table:style-name="Theme_default_9" office:value-type="float" office:value="0">
            <text:p>0</text:p>
          </table:table-cell>
          <table:table-cell table:style-name="Theme_default_9" office:value-type="string">
            <text:p>=(C2/B2)*100</text:p>
          </table:table-cell>
          <table:table-cell table:style-name="Theme_default_9" office:value-type="float" office:value="0">
            <text:p>0</text:p>
          </table:table-cell>
          <table:table-cell table:style-name="Theme_default_9" office:value-type="string">
            <text:p>=(E2/B2)*100</text:p>
          </table:table-cell>
          <table:table-cell table:style-name="Theme_default_9" office:value-type="float" office:value="0">
            <text:p>0</text:p>
          </table:table-cell>
          <table:table-cell table:style-name="Theme_default_9" office:value-type="string">
            <text:p>=(G2/B2)*100</text:p>
          </table:table-cell>
          <table:table-cell table:style-name="Theme_default_9" office:value-type="float" office:value="0">
            <text:p>0</text:p>
          </table:table-cell>
          <table:table-cell table:style-name="Theme_default_9" office:value-type="string">
            <text:p>=(I2/B2)*100</text:p>
          </table:table-cell>
        </table:table-row>
        <table:table-row>
          <table:table-cell table:style-name="Theme_default_9" office:value-type="string">
            <text:p>Machine 2</text:p>
          </table:table-cell>
          <table:table-cell table:style-name="Theme_default_9" office:value-type="float" office:value="160">
            <text:p>160</text:p>
          </table:table-cell>
          <table:table-cell table:style-name="Theme_default_9" office:value-type="float" office:value="0">
            <text:p>0</text:p>
          </table:table-cell>
          <table:table-cell table:style-name="Theme_default_9" office:value-type="string">
            <text:p>=(C3/B3)*100</text:p>
          </table:table-cell>
          <table:table-cell table:style-name="Theme_default_9" office:value-type="float" office:value="0">
            <text:p>0</text:p>
          </table:table-cell>
          <table:table-cell table:style-name="Theme_default_9" office:value-type="string">
            <text:p>=(E3/B3)*100</text:p>
          </table:table-cell>
          <table:table-cell table:style-name="Theme_default_9" office:value-type="float" office:value="0">
            <text:p>0</text:p>
          </table:table-cell>
          <table:table-cell table:style-name="Theme_default_9" office:value-type="string">
            <text:p>=(G3/B3)*100</text:p>
          </table:table-cell>
          <table:table-cell table:style-name="Theme_default_9" office:value-type="float" office:value="0">
            <text:p>0</text:p>
          </table:table-cell>
          <table:table-cell table:style-name="Theme_default_9" office:value-type="string">
            <text:p>=(I3/B3)*100</text:p>
          </table:table-cell>
        </table:table-row>
        <table:table-row>
          <table:table-cell table:style-name="Theme_default_9" office:value-type="string">
            <text:p>Machine 3</text:p>
          </table:table-cell>
          <table:table-cell table:style-name="Theme_default_9" office:value-type="float" office:value="80">
            <text:p>80</text:p>
          </table:table-cell>
          <table:table-cell table:style-name="Theme_default_9" office:value-type="float" office:value="0">
            <text:p>0</text:p>
          </table:table-cell>
          <table:table-cell table:style-name="Theme_default_9" office:value-type="string">
            <text:p>=(C4/B4)*100</text:p>
          </table:table-cell>
          <table:table-cell table:style-name="Theme_default_9" office:value-type="float" office:value="0">
            <text:p>0</text:p>
          </table:table-cell>
          <table:table-cell table:style-name="Theme_default_9" office:value-type="string">
            <text:p>=(E4/B4)*100</text:p>
          </table:table-cell>
          <table:table-cell table:style-name="Theme_default_9" office:value-type="float" office:value="0">
            <text:p>0</text:p>
          </table:table-cell>
          <table:table-cell table:style-name="Theme_default_9" office:value-type="string">
            <text:p>=(G4/B4)*100</text:p>
          </table:table-cell>
          <table:table-cell table:style-name="Theme_default_9" office:value-type="float" office:value="0">
            <text:p>0</text:p>
          </table:table-cell>
          <table:table-cell table:style-name="Theme_default_9" office:value-type="string">
            <text:p>=(I4/B4)*100</text:p>
          </table:table-cell>
        </table:table-row>
        <table:table-row>
          <table:table-cell table:style-name="Theme_default_9" office:value-type="string">
            <text:p>Labor Team A</text:p>
          </table:table-cell>
          <table:table-cell table:style-name="Theme_default_9" office:value-type="float" office:value="320">
            <text:p>320</text:p>
          </table:table-cell>
          <table:table-cell table:style-name="Theme_default_9" office:value-type="float" office:value="0">
            <text:p>0</text:p>
          </table:table-cell>
          <table:table-cell table:style-name="Theme_default_9" office:value-type="string">
            <text:p>=(C5/B5)*100</text:p>
          </table:table-cell>
          <table:table-cell table:style-name="Theme_default_9" office:value-type="float" office:value="0">
            <text:p>0</text:p>
          </table:table-cell>
          <table:table-cell table:style-name="Theme_default_9" office:value-type="string">
            <text:p>=(E5/B5)*100</text:p>
          </table:table-cell>
          <table:table-cell table:style-name="Theme_default_9" office:value-type="float" office:value="0">
            <text:p>0</text:p>
          </table:table-cell>
          <table:table-cell table:style-name="Theme_default_9" office:value-type="string">
            <text:p>=(G5/B5)*100</text:p>
          </table:table-cell>
          <table:table-cell table:style-name="Theme_default_9" office:value-type="float" office:value="0">
            <text:p>0</text:p>
          </table:table-cell>
          <table:table-cell table:style-name="Theme_default_9" office:value-type="string">
            <text:p>=(I5/B5)*1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config="urn:oasis:names:tc:opendocument:xmlns:config:1.0" xmlns:ooo="http://openoffice.org/2004/office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config="urn:oasis:names:tc:opendocument:xmlns:config:1.0" xmlns:ooo="http://openoffice.org/2004/office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